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text-properties fo:font-weight="bold" style:font-weight-asian="bold"/>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master-page-name="Standard">
      <style:paragraph-properties fo:text-align="center" style:justify-single-word="false" style:page-number="1"/>
    </style:style>
    <style:style style:name="P16"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16pt" style:font-size-asian="16pt" style:font-size-complex="16pt"/>
    </style:style>
    <style:style style:name="T2" style:family="text">
      <style:text-properties fo:font-size="17pt" fo:font-weight="bold" style:font-size-asian="17pt" style:font-weight-asian="bold" style:font-size-complex="17pt"/>
    </style:style>
    <style:style style:name="T3" style:family="text">
      <style:text-properties style:font-name="Courier New" style:font-name-asian="Courier New1" style:font-name-complex="Courier New1"/>
    </style:style>
    <style:style style:name="T4" style:family="text">
      <style:text-properties style:font-name="Courier New" fo:font-size="10pt" style:font-name-asian="Courier New1" style:font-size-asian="10pt" style:font-name-complex="Courier New1" style:font-size-complex="10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Università degli Studi di Camerino</text:span></text:p>
      <text:p text:style-name="P1"><text:span text:style-name="T1">Scuola di Scienze e Tecnologie</text:span></text:p>
      <text:p text:style-name="P1"><text:span text:style-name="T1">Corso di Laurea in Informatica </text:span></text:p>
      <text:p text:style-name="P1"><text:span text:style-name="T1">e in </text:span></text:p>
      <text:p text:style-name="P1"><text:span text:style-name="T1">Informatica per la Comunicazione Digitale</text:span></text:p>
      <text:p text:style-name="P1"><text:span text:style-name="T1">Corso di Algoritmi e Strutture Dati 2022/2023</text:span></text:p>
      <text:p text:style-name="P1"><text:span text:style-name="T1">Docenti: Emanuela Merelli e Luca Tesei</text:span></text:p>
      <text:p text:style-name="P1"><text:span text:style-name="T1"><text:s/></text:span></text:p>
      <text:p text:style-name="P1"><text:span text:style-name="T1">Istruzioni per la realizzazione del Miniprogetto 1</text:span></text:p>
      <text:p text:style-name="P2"/>
      <text:p text:style-name="P1"><text:span text:style-name="T1">ASDL2223MP1</text:span></text:p>
      <text:p text:style-name="P16"><text:bookmark text:name="_j1edav9hng9y"/><text:span text:style-name="T2">Descrizione</text:span></text:p>
      <text:p text:style-name="Standard">Il miniprogetto ASDL2223MP1 consiste nei seguenti task:</text:p>
      <text:list xml:id="list2625164900" text:style-name="WWNum1">
        <text:list-item>
          <text:p text:style-name="P5">Implementare la classe <text:span text:style-name="T3">CrivelloDiEratostene</text:span> i cui oggetti costruiscono un crivello per un numero dato <text:span text:style-name="T3">c</text:span> e sono in grado di restituire tutti i numeri primi minori o uguali di<text:span text:style-name="T3"> c</text:span>. </text:p>
        </text:list-item>
        <text:list-item>
          <text:p text:style-name="P5">Implementare la classe <text:span text:style-name="T3">Factor</text:span> i cui oggetti rappresentano fattori primi di numeri naturali con una certa molteplicità.</text:p>
        </text:list-item>
        <text:list-item>
          <text:p text:style-name="P5">Implementare la classe <text:span text:style-name="T3">Factoriser</text:span>, una classe singoletto che realizza un oggetto attore che fa la fattorizzazione in numeri primi di un dato numero naturale.</text:p>
        </text:list-item>
        <text:list-item>
          <text:p text:style-name="P5">Implementare la classe <text:span text:style-name="T3">Shelf</text:span> i cui oggetti rappresentano mensole su cui diversi oggetti possono essere poggiati. Le mensole hanno una superficie massima di appoggio e un massimo di carico di peso. La classe deve controllare che questi limiti vengano rispettati.</text:p>
        </text:list-item>
        <text:list-item>
          <text:p text:style-name="P5">Implementare le classi <text:span text:style-name="T3">Book</text:span> e <text:span text:style-name="T3">RoundLamp</text:span> che rappresentano possibili oggetti che possono essere appoggiati su una mensola. </text:p>
        </text:list-item>
      </text:list>
      <text:p text:style-name="Heading_20_3"><text:bookmark text:name="_eadnc4knpja8"/>Crivello di Eratostene</text:p>
      <text:p text:style-name="Standard"/>
      <text:p text:style-name="Standard"><text:soft-page-break/>Il crivello deve essere creato con una capacità iniziale immutabile c, che deve essere almeno 2. Esso può essere semplicemente rappresentato da un array <text:span text:style-name="T3">crivello</text:span> di <text:span text:style-name="T3">boolean</text:span> di lunghezza <text:span text:style-name="T3">c+1</text:span> in cui le posizioni 0 e 1 non sono usate. Dopo aver inizializzato il crivello, deve valere che per ogni <text:span text:style-name="T3">i = 2, 3, ..., c crivello[i] == true</text:span> se e solo se il numero <text:span text:style-name="T3">i</text:span> è un numero primo. L’inizializzazione del crivello è visualizzata con una animazione su <text:a xlink:type="simple" xlink:href="https://it.wikipedia.org/wiki/Crivello_di_Eratostene" text:style-name="ListLabel_20_73" text:visited-style-name="ListLabel_20_73"><text:span text:style-name="T6">https://it.wikipedia.org/wiki/Crivello_di_Eratostene</text:span></text:a> .</text:p>
      <text:p text:style-name="Standard"/>
      <text:p text:style-name="Standard">Una volta inizializzato il crivello, per sapere se un numero <text:span text:style-name="T3">n</text:span> minore o uguale a <text:span text:style-name="T3">c</text:span> è primo basta consultare <text:span text:style-name="T3">crivello[n]</text:span>. Se il valore è true allora <text:span text:style-name="T3">n</text:span> è primo, altrimenti non è primo. </text:p>
      <text:p text:style-name="Standard"/>
      <text:p text:style-name="Standard">La classe fornisce anche un modo per elencare, anche più volte, tutti i numeri primi da 2 al numero primo più grande che sia minore o uguale di <text:span text:style-name="T3">c</text:span>. In ogni momento è attivo un <text:span text:style-name="T7">elenco corrente</text:span>, che parte dall’inizio (cioè dal numero 2) alla creazione dell’oggetto. Per realizzare questa funzionalità devono essere forniti 3 metodi:</text:p>
      <text:list xml:id="list2341162634" text:style-name="WWNum7">
        <text:list-item>
          <text:p text:style-name="P6"><text:span text:style-name="T3">boolean hasNextPrime()</text:span> - Indica se l'elenco corrente dei numeri primi di questo crivello ha ancora un numero disponibile da elencare o se l'elenco è giunto al termine perché sono già stati elencati tutti i numeri primi minori uguali alla capacità.</text:p>
        </text:list-item>
      </text:list>
      <text:p text:style-name="P13">Se il metodo restituisce true, può essere fatta una ulteriore chiamata al metodo<text:span text:style-name="T3"> nextPrime()</text:span> per ottenere il numero successivo nell'elenco. Se il metodo restituisce false non si potrà più chiamare il metodo <text:span text:style-name="T3">nextPrime()</text:span>fino a quando l'elenco non viene fatto ripartire tramite il metodo <text:span text:style-name="T3">restartPrimeIteration()</text:span>.</text:p>
      <text:list xml:id="list132929871558759" text:continue-numbering="true" text:style-name="WWNum7">
        <text:list-item>
          <text:p text:style-name="P6"><text:span text:style-name="T3">int nextPrime()</text:span> - Restituisce il prossimo numero primo in questo crivello nell'elenco corrente. L'elenco parte sempre dal numero 2 e si interrompe non appena il metodo <text:span text:style-name="T3">hasNextPrime()</text:span> diventa false. Il metodo lancia l'eccezione <text:span text:style-name="T3">IllegalStateException</text:span> se si prova a chiedere il prossimo numero primo quando l'elenco corrente è terminato. L'elenco può essere fatto ripartire in qualsiasi momento chiamando il metodo <text:span text:style-name="T3">restartPrimeIteration()</text:span>.</text:p>
        </text:list-item>
        <text:list-item>
          <text:p text:style-name="P6"><text:span text:style-name="T3">void restartPrimeIteration()</text:span> - Fa ripartire da 2 l'elenco corrente dei numeri primi fino alla capacità di questo crivello. Questo metodo può essere chiamato in qualsiasi momento, anche se l'elenco corrente non è ancora terminato. L'effetto è comunque di ricominciare da 2.</text:p>
        </text:list-item>
      </text:list>
      <text:p text:style-name="Heading_20_3"><text:bookmark text:name="_lpx5mkez4qif"/>Factor</text:p>
      <text:p text:style-name="Standard">Un oggetto <text:span text:style-name="T3">Factor</text:span> è essenzialmente una coppia di valori <text:span text:style-name="T3">int</text:span>, il primo rappresenta un numero primo e il secondo la sua molteplicità. La molteplicità deve essere almeno 1. I <text:span text:style-name="T3">Factor</text:span> sono ordinati in base al numero primo e, in caso di numero primo uguale, in base alla molteplicità. Due <text:span text:style-name="T3">Factor</text:span> sono uguali se e solo se sono la stessa coppia di numero primo e molteplicità.</text:p>
      <text:p text:style-name="Heading_20_3"><text:bookmark text:name="_bjucd9tt3v8j"/>Factoriser</text:p>
      <text:p text:style-name="P14">Un oggetto <text:span text:style-name="T3">Factoriser</text:span> fornisce un metodo <text:span text:style-name="T3">Factor[] getFactors(int n)</text:span> che restituisce la sequenza ordinata di tutti i <text:span text:style-name="T3">Factor</text:span> primi del numero <text:span text:style-name="T3">n</text:span>. Il metodo deve utilizzare un crivello per il suo lavoro e restituire il risultato come array di fattori primi (classe <text:span text:style-name="T3">Factor</text:span>). Si veda <text:a xlink:type="simple" xlink:href="https://it.wikipedia.org/wiki/Fattorizzazione" text:style-name="ListLabel_20_73" text:visited-style-name="ListLabel_20_73"><text:span text:style-name="T6">https://it.wikipedia.org/wiki/Fattorizzazione</text:span></text:a> per alcuni suggerimenti sull’algoritmo di fattorizzazione. Esistono algoritmi complicati che sono più efficienti di quello “di base”, ma non è necessario ottimizzare in questo progetto l’efficienza di questo metodo. In effetti al momento non si conosce un metodo veramente efficiente per fare la fattorizzazione.</text:p>
      <text:p text:style-name="P14"/>
      <text:p text:style-name="Heading_20_3"><text:bookmark text:name="_uhgerqkriyjr"/>Shelf</text:p>
      <text:p text:style-name="P14">Un oggetto Shelf <text:s/>rappresenta una mensola su cui possono essere appoggiati degli oggetti. Tali oggetti possono essere di diverso tipo, ma tutti implementano l'<text:span text:style-name="T3">interface ShelfItem</text:span> fornita nel template del codice. Un oggetto non può essere appoggiato sulla mensola se ha lunghezza o larghezza che eccedono quelle della mensola stessa. La mensola può contenere un numero non precisato di oggetti, ma ad un certo punto non si possono appoggiare oggetti la cui superficie occupata o il cui peso fanno eccedere la massima superficie occupabile o il massimo peso sostenibile definiti nel costruttore della mensola.</text:p>
      <text:p text:style-name="P14"/>
      <text:p text:style-name="P14">La collezione degli oggetti appoggiati in un certo momento viene mantenuta in un array di <text:span text:style-name="T3">ShelfItem</text:span>. Tale array ha una capacità iniziale predefinita da una costante della classe. Qualora arrivasse una richiesta di inserimento di un nuovo oggetto che facesse superare la capacità dell’array la classe deve provvedere a raddoppiare l’array per fare posto al nuovo oggetto. </text:p>
      <text:p text:style-name="P14"/>
      <text:p text:style-name="Heading_20_3"><text:bookmark text:name="_o2q477ahj04q"/>Book e RoundLamp</text:p>
      <text:p text:style-name="Standard"/>
      <text:p text:style-name="Standard"><text:soft-page-break/>Due classi che rappresentano libri o lampade dalla base circolare. Esse implementano l’interface <text:span text:style-name="T3">ShelfItem</text:span> e quindi devono contenere i campi e i metodi necessari. </text:p>
      <text:p text:style-name="Heading_20_2"><text:bookmark text:name="_k47fo7r73luq"/>Traccia e Implementazione</text:p>
      <text:p text:style-name="Standard">La traccia del codice è fornita come .zip contenente i template delle seguenti classi/interfacce:</text:p>
      <text:list xml:id="list100243063" text:style-name="WWNum6">
        <text:list-item>
          <text:p text:style-name="P7"><text:span text:style-name="T3">it.unicam.cs.asdl2223.mp1.CrivelloDiEratostene</text:span></text:p>
        </text:list-item>
        <text:list-item>
          <text:p text:style-name="P7"><text:span text:style-name="T3">it.unicam.cs.asdl2223.mp1.CrivelloDiEratosteneTest</text:span></text:p>
        </text:list-item>
        <text:list-item>
          <text:p text:style-name="P7"><text:span text:style-name="T3">it.unicam.cs.asdl2223.mp1.Factor</text:span></text:p>
        </text:list-item>
        <text:list-item>
          <text:p text:style-name="P7"><text:span text:style-name="T3">it.unicam.cs.asdl2223.mp1.FactorTest</text:span></text:p>
        </text:list-item>
        <text:list-item>
          <text:p text:style-name="P7"><text:span text:style-name="T3">it.unicam.cs.asdl2223.mp1.Factoriser</text:span></text:p>
        </text:list-item>
        <text:list-item>
          <text:p text:style-name="P7"><text:span text:style-name="T3">it.unicam.cs.asdl2223.mp1.FactoriserTest</text:span></text:p>
        </text:list-item>
        <text:list-item>
          <text:p text:style-name="P7"><text:span text:style-name="T3">it.unicam.cs.asdl2223.mp1.ShelfItem</text:span></text:p>
        </text:list-item>
        <text:list-item>
          <text:p text:style-name="P7"><text:span text:style-name="T3">it.unicam.cs.asdl2223.mp1.Shelf</text:span></text:p>
        </text:list-item>
        <text:list-item>
          <text:p text:style-name="P7"><text:span text:style-name="T3">it.unicam.cs.asdl2223.mp1.ShelfTest</text:span></text:p>
        </text:list-item>
        <text:list-item>
          <text:p text:style-name="P7"><text:span text:style-name="T3">it.unicam.cs.asdl2223.mp1.Book</text:span></text:p>
        </text:list-item>
        <text:list-item>
          <text:p text:style-name="P7"><text:span text:style-name="T3">it.unicam.cs.asdl2223.mp1.RoundLamp</text:span></text:p>
        </text:list-item>
      </text:list>
      <text:p text:style-name="P3"/>
      <text:p text:style-name="Standard">che si possono importare nel proprio IDE preferito. La versione del compilatore Java da definire nel progetto è la 1.8 (Java 8) e devono essere incluse nel BuildPath le librerie JUnit 5.<text:span text:style-name="T8"> </text:span></text:p>
      <text:p text:style-name="P4"/>
      <text:p text:style-name="Standard">Nell’implementazione:</text:p>
      <text:list xml:id="list2621099170" text:style-name="WWNum8">
        <text:list-item>
          <text:p text:style-name="P8"><text:span text:style-name="T8">non si possono usare versioni del compilatore superiori a 1.8</text:span>;</text:p>
        </text:list-item>
        <text:list-item>
          <text:p text:style-name="P8"><text:span text:style-name="T8">è vietato l’uso di lambda-espressioni</text:span> e di funzionalità avanzate di Java 8 o superiore (es. stream, ecc…);</text:p>
        </text:list-item>
        <text:list-item>
          <text:p text:style-name="P8"><text:span text:style-name="T8">è obbligatorio usare il set di caratteri utf8</text:span> per la codifica dei file del codice sorgente. </text:p>
        </text:list-item>
      </text:list>
      <text:p text:style-name="Standard"><text:soft-page-break/></text:p>
      <text:p text:style-name="Standard"><text:span text:style-name="T8">Sono fornite le classi di test JUnit che saranno utilizzate per testare il codice consegnato.</text:span> Quindi è <text:span text:style-name="T8">estremamente importante </text:span>leggere bene questo documento e le API scritte nel formato javadoc nei template delle interfacce/classi date. In caso di dubbi si utilizzi il documento google condiviso associato a questo compito denominato “<text:span text:style-name="T3">ASDL2223MP1 Q&amp;A Traccia</text:span>” per controllare le risposte a domande già fatte e/o per fare una nuova domanda.</text:p>
      <text:p text:style-name="P16"><text:bookmark text:name="_rt5e50uc8nks"/><text:span text:style-name="T2">Modalità di Sviluppo e Consegna</text:span></text:p>
      <text:p text:style-name="Standard"><text:s/></text:p>
      <text:p text:style-name="Standard">Vanno implementati tutti i metodi richiesti (segnalati con commenti della forma <text:span text:style-name="T3">// TODO implementare</text:span> nel template delle classi). Nelle altre posizioni segnate con <text:span text:style-name="T3">// TODO</text:span> si debbono/possono inserire le parti richieste.</text:p>
      <text:p text:style-name="Standard">Non è consentito: </text:p>
      <text:list xml:id="list3027295904" text:style-name="WWNum2">
        <text:list-item>
          <text:p text:style-name="P9">aggiungere classi pubbliche;</text:p>
        </text:list-item>
        <text:list-item>
          <text:p text:style-name="P9">modificare la firma (signature) dei metodi già specificati nella traccia;</text:p>
        </text:list-item>
        <text:list-item>
          <text:p text:style-name="P9">modificare le variabili istanza già specificate nella traccia.</text:p>
        </text:list-item>
      </text:list>
      <text:p text:style-name="Standard">E’ consentito:</text:p>
      <text:list xml:id="list2655036100" text:style-name="WWNum5">
        <text:list-item>
          <text:p text:style-name="P10">aggiungere classi interne per fini di implementazione;</text:p>
        </text:list-item>
        <text:list-item>
          <text:p text:style-name="P10">aggiungere metodi privati per fini di implementazione;</text:p>
        </text:list-item>
        <text:list-item>
          <text:p text:style-name="P10">aggiungere variabili istanza private per fini di implementazione.</text:p>
        </text:list-item>
      </text:list>
      <text:p text:style-name="Standard"><text:s/></text:p>
      <text:p text:style-name="Standard">Nel file sorgente di ogni classe implementata, nel commento javadoc della classe, modificare il campo @author come indicato: </text:p>
      <text:p text:style-name="Standard"/>
      <text:p text:style-name="Standard"><text:span text:style-name="T4">@author Luca Tesei (template) // TODO INSERIRE NOME, COGNOME ED EMAIL</text:span></text:p>
      <text:p text:style-name="Standard"><text:span text:style-name="T4"><text:s text:c="9"/>xxxx@studenti.unicam.it DELLO STUDENTE (implementazione)</text:span></text:p>
      <text:p text:style-name="Standard"/>
      <text:p text:style-name="Standard"/>
      <text:p text:style-name="Standard">Creare una cartella con il seguente nome con le <text:span text:style-name="T8">lettere maiuscole e i trattini</text:span> (non underscore!) <text:span text:style-name="T8">esattamente come indicato senza spazi aggiuntivi o altri caratteri</text:span>:</text:p>
      <text:p text:style-name="Standard"><text:soft-page-break/><text:s/></text:p>
      <text:p text:style-name="P1"><text:span text:style-name="T8">ASDL2223-COGNOME-NOME-MP1</text:span></text:p>
      <text:p text:style-name="Standard"><text:s/></text:p>
      <text:p text:style-name="Standard">ad esempio <text:span text:style-name="T8">ASDL2223-ROSSI-MARIO-MP1</text:span>. Nel caso di più nomi/cognomi usare solo il primo cognome e il primo nome. Nel caso di lettere accentate nel nome/cognome usare le corrispondenti lettere non accentate (maiuscole). Nel caso di apostrofi o altri segni nel nome/cognome ometterli. Nel caso di particelle nel nome o nel cognome, ad esempio De Rossi o De’ Rossi, attaccarle (DEROSSI).</text:p>
      <text:p text:style-name="Standard"/>
      <text:p text:style-name="Standard">All’interno di questa cartella copiare i file sorgenti java modificati con la propria implementazione:</text:p>
      <text:list xml:id="list3934272274" text:style-name="WWNum3">
        <text:list-item>
          <text:p text:style-name="P11"><text:span text:style-name="T3">CrivelloDiEratostene.java</text:span></text:p>
        </text:list-item>
        <text:list-item>
          <text:p text:style-name="P11"><text:span text:style-name="T3">Factor.java</text:span></text:p>
        </text:list-item>
        <text:list-item>
          <text:p text:style-name="P11"><text:span text:style-name="T3">Factoriser.java</text:span></text:p>
        </text:list-item>
        <text:list-item>
          <text:p text:style-name="P11"><text:span text:style-name="T3">Shelf.java</text:span></text:p>
        </text:list-item>
        <text:list-item>
          <text:p text:style-name="P11"><text:span text:style-name="T3">Book.java</text:span></text:p>
        </text:list-item>
        <text:list-item>
          <text:p text:style-name="P11"><text:span text:style-name="T3">RoundLamp.java</text:span></text:p>
        </text:list-item>
      </text:list>
      <text:p text:style-name="Standard">che di solito si trovano nella cartella </text:p>
      <text:p text:style-name="P1"><text:span text:style-name="T3">cartella-del-progetto/src/it/unicam/cs/asdl2223/mp1</text:span></text:p>
      <text:p text:style-name="Standard">all’interno del workspace. Non si modifichi il package delle classi/interfacce!</text:p>
      <text:p text:style-name="Standard">Comprimere la cartella in formato .zip (<text:span text:style-name="T8">non rar o altro, solo zip</text:span>) e chiamare l’archivio </text:p>
      <text:p text:style-name="Standard"/>
      <text:p text:style-name="P1"><text:span text:style-name="T8">ASDL2223-COGNOME-NOME-MP1.zip</text:span> </text:p>
      <text:p text:style-name="Standard"/>
      <text:p text:style-name="Standard"><text:span text:style-name="T8">ATTENZIONE</text:span>: se i passaggi descritti per la consegna non vengono seguiti **<text:span text:style-name="T8">precisamente**</text:span> (ad esempio nome della cartella sbagliato, contenuto dello zip diverso da quello indicato, formato non zip ecc.) lo studente<text:span text:style-name="T8"> perderà automaticamente 3 punti nel voto del miniprogetto</text:span>. </text:p>
      <text:p text:style-name="Standard">Consegnare il file <text:span text:style-name="T8">ASDL2223-COGNOME-NOME-MP1.zip </text:span>tramite Google Classroom (usare la funzione consegna associata al post di assegnazione del miniprogetto) entro la data di <text:span text:style-name="T8">scadenza</text:span>, cioè <text:span text:style-name="T8">Giovedì 3 Novembre 2022 ore 18.00</text:span>.</text:p>
      <text:p text:style-name="P16"><text:bookmark text:name="_lr1q7o78pp1f"/><text:soft-page-break/><text:span text:style-name="T2">Valutazione</text:span></text:p>
      <text:p text:style-name="Standard"><text:span text:style-name="T8">ATTENZIONE:</text:span> Il codice consegnato verrà sottoposto a un <text:span text:style-name="T8">software antiplagio</text:span> che lo confronterà con tutti gli altri codici consegnati dagli altri studenti. Il software segnala una percentuale di somiglianza e dei gruppi di studenti con codice probabilmente plagiato. </text:p>
      <text:p text:style-name="Standard"/>
      <text:p text:style-name="Standard">La valutazione si baserà sui seguenti criteri, in ordine decrescente di importanza:</text:p>
      <text:p text:style-name="Standard"/>
      <text:list xml:id="list1697645449" text:style-name="WWNum4">
        <text:list-item>
          <text:p text:style-name="P12"><text:span text:style-name="T8">Codice scritto individualmente. Nel caso di conclamato “plagio” il voto del miniprogetto 1 di tutti i “plagi” verrà decurtato di 10 punti.</text:span></text:p>
        </text:list-item>
        <text:list-item>
          <text:p text:style-name="P12"><text:span text:style-name="T8">Compilabilità</text:span>. Il codice consegnato deve essere in formato <text:span text:style-name="T8">utf8</text:span> e deve essere compilabile con il compilatore Java standard <text:span text:style-name="T8">versione 1.8</text:span>. In caso contrario ci sarà una penalizzazione in punti del voto finale.</text:p>
        </text:list-item>
        <text:list-item>
          <text:p text:style-name="P12"><text:span text:style-name="T8">Correttezza</text:span>. Il codice consegnato verrà sottoposto ai test JUnit dati. Il mancato superamento di un test o degli errori nella codifica comporteranno il decurtamento di un certo numero di punti (a seconda del test e degli errori, una griglia di valutazione verrà fornita all’atto della riconsegna con il voto). Se una classe o una parte di essa non vengono implementate del tutto allora il punteggio assegnato per quella parte sarà zero e il punteggio del numero di test falliti non sarà conteggiato. </text:p>
        </text:list-item>
        <text:list-item>
          <text:p text:style-name="P12"><text:span text:style-name="T8">Prova Parziale 1 - scritto</text:span>: la non risposta alla domanda relativa al progetto della prova scritta comporta una penalizzazione in punti del voto finale del miniprogetto</text:p>
        </text:list-item>
        <text:list-item>
          <text:p text:style-name="P12"><text:span text:style-name="T8">Prova Parziale 1 - scritto</text:span>: se si risponde alla domanda, ma la risposta non è congruente con il codice consegnato, ci sarà una <text:span text:style-name="T8">penalizzazione di 10 punti</text:span> del voto finale del miniprogetto</text:p>
        </text:list-item>
        <text:list-item>
          <text:p text:style-name="P12"><text:span text:style-name="T8">Codice chiaro, leggibile e ben commentato</text:span>.</text:p>
        </text:list-item>
        <text:list-item>
          <text:p text:style-name="P12">Scelta di strutture dati e implementazione <text:span text:style-name="T8">efficienti</text:span> sia dal punto di vista del tempo di esecuzione che dello spazio richiesto.</text:p>
        </text:list-item>
      </text:list>
      <text:p text:style-name="Standard"><text:s/></text:p>
      <text:p text:style-name="Standard">Il voto assegnato verrà comunicato tramite Google Classroom e sarà utilizzato, insieme alle risposte della Prova Scritta 1 per assegnare il voto finale della Prova Parziale 1.</text:p>
      <text:p text:style-name="Standard"/>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urier New" fo:font-family="'Courier New'"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0" meta:word-count="1708" meta:character-count="11495" meta:non-whitespace-character-count="9887"/>
    <meta:generator>LibreOfficeDev/6.0.5.2$Linux_X86_64 LibreOffice_project/</meta:generator>
  </office:meta>
</office:document-meta>
</file>